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3" style:family="paragraph" style:parent-style-name="Text_20_body" style:master-page-name="HTML">
      <style:paragraph-properties fo:margin-top="0cm" fo:margin-bottom="0cm" loext:contextual-spacing="false" style:page-number="auto"/>
    </style:style>
    <style:style style:name="P4"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5" style:family="paragraph" style:parent-style-name="Text_20_body" style:list-style-name="L1">
      <style:paragraph-properties fo:margin-top="0cm" fo:margin-bottom="0cm" loext:contextual-spacing="false"/>
      <style:text-properties style:font-name="Times New Roman1" fo:font-size="12pt" style:font-size-asian="12pt" style:font-size-complex="12pt"/>
    </style:style>
    <style:style style:name="P6" style:family="paragraph" style:parent-style-name="Text_20_body" style:list-style-name="L2">
      <style:paragraph-properties fo:margin-top="0cm" fo:margin-bottom="0cm" loext:contextual-spacing="false"/>
      <style:text-properties style:font-name="Times New Roman1" fo:font-size="12pt" style:font-size-asian="12pt" style:font-size-complex="12pt"/>
    </style:style>
    <style:style style:name="P7" style:family="paragraph" style:parent-style-name="Text_20_body" style:list-style-name="L3">
      <style:paragraph-properties fo:margin-top="0cm" fo:margin-bottom="0cm" loext:contextual-spacing="false"/>
      <style:text-properties style:font-name="Times New Roman1" fo:font-size="12pt" style:font-size-asian="12pt" style:font-size-complex="12pt"/>
    </style:style>
    <style:style style:name="P8" style:family="paragraph" style:parent-style-name="Text_20_body" style:list-style-name="L4">
      <style:paragraph-properties fo:margin-top="0cm" fo:margin-bottom="0cm" loext:contextual-spacing="false"/>
      <style:text-properties style:font-name="Times New Roman1" fo:font-size="12pt" style:font-size-asian="12pt" style:font-size-complex="12pt"/>
    </style:style>
    <style:style style:name="P9" style:family="paragraph" style:parent-style-name="Text_20_body" style:list-style-name="L5">
      <style:paragraph-properties fo:margin-top="0cm" fo:margin-bottom="0cm" loext:contextual-spacing="false"/>
      <style:text-properties fo:color="#000000" style:font-name="Times New Roman" fo:font-size="12pt" fo:font-weight="normal" officeooo:rsid="000915b8" officeooo:paragraph-rsid="00117766" style:font-size-asian="12pt" style:font-weight-asian="normal" style:font-size-complex="12pt" style:font-weight-complex="normal"/>
    </style:style>
    <style:style style:name="P10" style:family="paragraph" style:parent-style-name="Text_20_body">
      <style:text-properties fo:color="#000000" style:font-name="Times New Roman" fo:font-size="12pt" fo:font-weight="bold" officeooo:rsid="000915b8" officeooo:paragraph-rsid="00117766" style:font-weight-asian="bold" style:font-weight-complex="bold"/>
    </style:style>
    <style:style style:name="P11" style:family="paragraph" style:parent-style-name="Text_20_body" style:list-style-name="L5">
      <style:text-properties fo:color="#000000" style:font-name="Times New Roman" fo:font-size="12pt" fo:font-weight="normal" officeooo:rsid="000915b8" officeooo:paragraph-rsid="00117766" style:font-weight-asian="normal" style:font-weight-complex="normal"/>
    </style:style>
    <style:style style:name="P12"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1" fo:font-size="12pt" style:font-size-asian="12pt" style:font-size-complex="12pt"/>
    </style:style>
    <style:style style:name="P13"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1" fo:font-size="12pt" officeooo:rsid="0010d80c" officeooo:paragraph-rsid="0010d80c" style:font-size-asian="12pt" style:font-size-complex="12pt"/>
    </style:style>
    <style:style style:name="P14"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1" fo:font-size="12pt" style:font-size-asian="12pt" style:font-size-complex="12pt"/>
    </style:style>
    <style:style style:name="P15"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1" fo:font-size="12pt" style:font-size-asian="12pt" style:font-size-complex="12pt"/>
    </style:style>
    <style:style style:name="P16"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1" fo:font-size="12pt" style:font-size-asian="12pt" style:font-size-complex="12pt"/>
    </style:style>
    <style:style style:name="P17"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1" fo:font-size="12pt" style:font-size-asian="12pt" style:font-size-complex="12pt"/>
    </style:style>
    <style:style style:name="P18" style:family="paragraph" style:parent-style-name="Text_20_body" style:list-style-name="L3">
      <style:paragraph-properties fo:margin-left="0cm" fo:margin-right="0cm" fo:margin-top="0cm" fo:margin-bottom="0cm" loext:contextual-spacing="false" fo:text-indent="0cm" style:auto-text-indent="false">
        <style:tab-stops/>
      </style:paragraph-properties>
      <style:text-properties style:font-name="Times New Roman1" fo:font-size="12pt" style:font-size-asian="12pt" style:font-size-complex="12pt"/>
    </style:style>
    <style:style style:name="T1" style:family="text">
      <style:text-properties fo:font-weight="bold"/>
    </style:style>
    <style:style style:name="T2" style:family="text">
      <style:text-properties style:font-name="Times New Roman1" fo:font-size="12pt" fo:font-weight="bold" style:font-size-asian="12pt" style:font-size-complex="12pt"/>
    </style:style>
    <style:style style:name="T3" style:family="text">
      <style:text-properties style:font-name="Times New Roman1" fo:font-size="12pt" fo:font-weight="normal" style:font-size-asian="12pt" style:font-weight-asian="normal" style:font-size-complex="12pt" style:font-weight-complex="normal"/>
    </style:style>
    <style:style style:name="T4" style:family="text">
      <style:text-properties style:font-name="Times New Roman1" fo:font-size="12pt" style:font-size-asian="12pt" style:font-size-complex="12pt"/>
    </style:style>
    <style:style style:name="T5" style:family="text">
      <style:text-properties officeooo:rsid="00111ade"/>
    </style:style>
    <style:style style:name="T6" style:family="text">
      <style:text-properties officeooo:rsid="000a28f5"/>
    </style:style>
    <style:style style:name="T7" style:family="text">
      <style:text-properties officeooo:rsid="00117766"/>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vyiu"/><text:span text:style-name="T2">Name</text:span><text:bookmark text:name="vyiu0"/><text:span text:style-name="T2"><text:line-break/></text:span><text:bookmark text:name="vyiu1"/><text:span text:style-name="T3">Lothar (Herunft: Altdeutsch, Bedeutung: </text:span><text:span text:style-name="T4">Der im Volk Berühmte)<text:line-break/></text:span><text:bookmark text:name="vyiu2"/><text:span text:style-name="T4"><text:line-break/></text:span><text:bookmark text:name="vyiu3"/><text:span text:style-name="T2">Beschreibung</text:span><text:bookmark text:name="vyiu4"/><text:span text:style-name="T4"><text:line-break/></text:span><text:bookmark text:name="vyiu6"/><text:span text:style-name="T3">Lothar ist ein dicker Händler auf dem Bauernhof bei Talras. Über seine Herkunft ist nichts bekannt. Er befindet sich schon relativ lange in Talras, stammt allerdings nicht ursprünglich von dort. Er kaufte sich die Hütte des ehemaligen Mönchs und Totengräbers Archibald (Herkunft: Altdeutsch, Bedeutung:</text:span> Hervorragend, vor nichts zurückschreckend), der kurz vor seiner Ankunft starb.</text:p>
      <text:p text:style-name="P2">Wegen schmutzigen Geschäften, musste er seine alte Stadt verlassen. Er spricht nicht gerne darüber, sondern verkauft lieber einem Fremden seine Ware, wenn möglich viel zu teuer.</text:p>
      <text:p text:style-name="P1"><text:span text:style-name="T4">Er verkauft Wein, auch an den Herzog, seit er auf dem Mühlberg einige Reben angelegt hat. Jedoch hat er es selbst mit der Angst zu tun bekommen als ihm der Müller Guntrich von den unheilvollen Trommelgeräuschen erzählte. Seitdem traut er sich auch nicht mehr auf den Berg. Insgesamt ist er relativ feige und gewinnorientiert. Von Mathilda hält er eine Menge, da sie die einzige Frau auf dem Bauernhof ist und er die „alte Schreckschraube“ Ursula nicht leiden kann, obwohl er sich hin und wieder etwas bei ihr „ausborgt“. Vergeblich versucht er Mathilda in Gesprächen mit seiner Habe zu beeindrucken. Diese unterhält sich zwar mit ihm, hält aber nicht gerade viel von ihm und würde ihn sofort abweisen, wenn er sich respektlos verhielte. Seit einer Weile hat Lothar auch eine kleine Bienenzucht am Laufen und verkauft deren Honig.<text:line-break/></text:span><text:bookmark text:name="vyiu7"/><text:bookmark text:name="vyiu8"/><text:span text:style-name="T2"><text:line-break/>Ort</text:span><text:bookmark text:name="vyiu9"/><text:span text:style-name="T2"><text:line-break/></text:span>Bauernhof<text:line-break/><text:span text:style-name="T2"><text:line-break/>Tagesablauf</text:span><text:bookmark text:name="vyiu11"/><text:bookmark text:name="vyiu13"/></text:p>
      <text:list xml:id="list7470600470872271097" text:style-name="L1">
        <text:list-item>
          <text:p text:style-name="P5">Morgens - 13:00 – <text:s/>Steht an seiner Theke.</text:p>
        </text:list-item>
        <text:list-item>
          <text:p text:style-name="P5"><text:bookmark text:name="ns332"/>13:00 - 16:00 – Unterhält sich mit Mathilda am Baum.</text:p>
        </text:list-item>
        <text:list-item>
          <text:p text:style-name="P5"><text:bookmark text:name="ns3321"/>16:00 - abends – Sieht nach seinen Bienen.</text:p>
        </text:list-item>
        <text:list-item>
          <text:p text:style-name="P5"><text:bookmark text:name="ns3324"/>Nachts – Schläft in seiner Hütte.</text:p>
        </text:list-item>
      </text:list>
      <text:p text:style-name="P2"><text:bookmark text:name="vyiu15"/><text:line-break/><text:bookmark text:name="vyiu16"/><text:span text:style-name="T1">Zugehörigkeit</text:span></text:p>
      <text:p text:style-name="P2"><text:bookmark text:name="f-855"/>Bauern</text:p>
      <text:p text:style-name="P2"><text:bookmark text:name="vyiu19"/><text:bookmark text:name="vyiu20"/><text:span text:style-name="T1"><text:line-break/></text:span><text:bookmark text:name="f-856"/><text:span text:style-name="T1">Aufträge</text:span></text:p>
      <text:list xml:id="list3120978596421030313" text:style-name="L2">
        <text:list-item>
          <text:p text:style-name="P6"><text:bookmark text:name="dfq1"/><text:bookmark text:name="dfq10"/>Sekundär – <text:bookmark text:name="z0dk3"/>Ein kleines Geschenk</text:p>
        </text:list-item>
        <text:list-item>
          <text:p text:style-name="P6">Sekundär – <text:bookmark text:name="z0dk31"/>Ein großes Geschenk</text:p>
        </text:list-item>
      </text:list>
      <text:p text:style-name="P2"><text:bookmark text:name="vyiu23"/><text:line-break/><text:bookmark text:name="ik9t1"/><text:span text:style-name="T1">Dialog</text:span></text:p>
      <text:list xml:id="list8611069650290809538" text:style-name="L3">
        <text:list-item>
          <text:p text:style-name="P7">(Automatisch) N: Gegrüßt seist du, fremder Reisender! Kann ich dich vielleicht für einen leckeren Topf voll Honig von den glücklichsten Bienen im ganzen Königreich oder einen köstlichen Becher voll wunderbarem Wein begeistern?</text:p>
        </text:list-item>
        <text:list-item>
          <text:p text:style-name="P12">N: Greif zu solange noch Ware da ist! Ich kann für nichts garantieren. Vielleicht kommt gleich ein anderer Interessierter, der dir alles vor der Nase wegschnappt.</text:p>
        </text:list-item>
        <text:list-item>
          <text:p text:style-name="P7"><text:bookmark text:name="gg5p1"/>Wer bist du?</text:p>
          <text:list>
            <text:list-item>
              <text:p text:style-name="P7"><text:bookmark text:name="fdvr"/><text:bookmark text:name="ik9t10"/>N: Mein Name ist Lothar und ich bin zweifellos der erfolgreichste Händler im ganzen Königreich und zudem noch der glücklichste.</text:p>
            </text:list-item>
            <text:list-item>
              <text:p text:style-name="P7">N: Ich verkaufe selbst hergestellten Wein und Honig. Die schönsten und genussvollsten Dinge des bescheidenen Lebens in dieser Welt!</text:p>
            </text:list-item>
            <text:list-item>
              <text:p text:style-name="P12">Fettsack!</text:p>
            </text:list-item>
            <text:list-item>
              <text:p text:style-name="P14">N: Was redest du da? Ist das etwa eine gebührliche Art, mit einem Fremden umzugehen?</text:p>
            </text:list-item>
            <text:list-item>
              <text:p text:style-name="P12">Du laberst ganz schön viel.</text:p>
            </text:list-item>
            <text:list-item>
              <text:p text:style-name="P14">N: Männer meines Standes müssen ihre Ware an den Mann bringen. Ich kann es mir nicht leisten, darauf zu warten, dass sich meine Ware von selbst verkauft.</text:p>
            </text:list-item>
            <text:list-item>
              <text:p text:style-name="P12"><text:soft-page-break/>Gib mir eine Kostprobe.</text:p>
            </text:list-item>
            <text:list-item>
              <text:p text:style-name="P14">N: Wie du wünschst, mein weiser Freund. Hier ist ein Krug voll köstlichem Wein, ganz umsonst für dich!</text:p>
            </text:list-item>
            <text:list-item>
              <text:p text:style-name="P14">Charakter erhält einen Weinkrug</text:p>
            </text:list-item>
            <text:list-item>
              <text:p text:style-name="P12">Zurück</text:p>
            </text:list-item>
            <text:list-item>
              <text:p text:style-name="P15">Woher kommst du?</text:p>
              <text:list>
                <text:list-item>
                  <text:p text:style-name="P7"><text:bookmark text:name="fdvr1"/><text:bookmark text:name="fdvr2"/><text:bookmark text:name="ik9t16"/>N: <text:bookmark text:name="dnw_0"/>Ach, ähm, ja … es spielt doch keine Rolle woher wir kommen, vielmehr wohin wir gehen! Aber wenn du es unbedingt wissen willst, ich komme aus dem Südwesten des Königreichs.</text:p>
                </text:list-item>
                <text:list-item>
                  <text:p text:style-name="P7">N: Vor vielen Jahren zog es mich nach Talras und zufälligerweise fehlte auf dem Bauernhof ein echter Händler, der geschickt seine Ware unters Volk bringt.</text:p>
                </text:list-item>
                <text:list-item>
                  <text:p text:style-name="P7">N: Also zog ich in die Hütte des Totengräbers.</text:p>
                </text:list-item>
                <text:list-item>
                  <text:p text:style-name="P7">C: Des Totengräbers?</text:p>
                </text:list-item>
                <text:list-item>
                  <text:p text:style-name="P7">N: Ähm, ja, ja des Totengräbers. Archibald war sein Name, wenn ich mich recht erinnere. Er war ein Mönch oder sowas und starb kurz bevor ich kam. Woran weiß ich nicht, ist mir auch egal.</text:p>
                </text:list-item>
                <text:list-item>
                  <text:p text:style-name="P16">Was hältst du vom Bauernhof?</text:p>
                </text:list-item>
                <text:list-item>
                  <text:p text:style-name="P15">N: Wieso fragst du?</text:p>
                </text:list-item>
                <text:list-item>
                  <text:p text:style-name="P15">N: Dich schickt doch nicht etwa Manfred, oder Mathilda?</text:p>
                </text:list-item>
                <text:list-item>
                  <text:p text:style-name="P15">N: Mathilda … hat sie, nein das kann nicht sein! Oder doch?</text:p>
                </text:list-item>
                <text:list-item>
                  <text:p text:style-name="P15">C: Was?</text:p>
                </text:list-item>
                <text:list-item>
                  <text:p text:style-name="P15">N: Mein Herz gehört ihr, auf ewig! Aber ich werde es ihr niemals sagen können …</text:p>
                </text:list-item>
                <text:list-item>
                  <text:p text:style-name="P15">N: Du bist doch sicher mutig?</text:p>
                </text:list-item>
                <text:list-item>
                  <text:p text:style-name="P15">C: Also …</text:p>
                </text:list-item>
                <text:list-item>
                  <text:p text:style-name="P15">N: Bitte, du musst mir einen Gefallen tun! Gib ihr diesen Topf mit meinem besten Honig als Zeichen meiner Liebe. Sag ihr aber auf keinen Fall von wem er ist!</text:p>
                </text:list-item>
                <text:list-item>
                  <text:p text:style-name="P15">C: Ähm, du bist der einzige Imker auf dem …</text:p>
                </text:list-item>
                <text:list-item>
                  <text:p text:style-name="P15">N: Bitte!</text:p>
                </text:list-item>
                <text:list-item>
                  <text:p text:style-name="P17">Na gut.</text:p>
                </text:list-item>
                <text:list-item>
                  <text:p text:style-name="P12">N: Vielen Dank. Es wird nicht dein Schaden sein, ich werde dich selbstverständlich angemessen dafür entlohnen.</text:p>
                </text:list-item>
                <text:list-item>
                  <text:p text:style-name="P12">N: Hier hast du den Honigtopf.</text:p>
                </text:list-item>
                <text:list-item>
                  <text:p text:style-name="P12">Neuer Auftrag „Ein kleines Geschenk“</text:p>
                </text:list-item>
                <text:list-item>
                  <text:p text:style-name="P17">Friss deinen Honig doch selbst, du dummer Fettsack!</text:p>
                </text:list-item>
                <text:list-item>
                  <text:p text:style-name="P12">N: Was? Unerhört, dieses törichte Verhalten! Du solltest solange du hier bist besser gut auf dich aufpassen!</text:p>
                </text:list-item>
                <text:list-item>
                  <text:p text:style-name="P12">C: Willst du mich überrollen oder was?</text:p>
                </text:list-item>
                <text:list-item>
                  <text:p text:style-name="P12">N: Bitte, nimm doch etwas Rücksicht auf mich (schluchzt)!</text:p>
                </text:list-item>
                <text:list-item>
                  <text:p text:style-name="P12">Charakter erhält Erfahrungsbonus aufgrund seiner beleidigenden Art.</text:p>
                </text:list-item>
                <text:list-item>
                  <text:p text:style-name="P17">Kein Interesse.</text:p>
                </text:list-item>
                <text:list-item>
                  <text:p text:style-name="P12">N: Zu schade. So wird sie es nie erfahren.</text:p>
                </text:list-item>
                <text:list-item>
                  <text:p text:style-name="P16">Ich habe Mathilda deinen Honigtopf gegeben. (Auftragsziel 1 des Auftrags „Ein kleines Geschenk“ ist abgeschlossen, Auftrag ist noch aktiv)</text:p>
                </text:list-item>
                <text:list-item>
                  <text:p text:style-name="P15">N: Danke, mein Freund! Wie hat sie reagiert? War sie erfreut, entzückt?</text:p>
                </text:list-item>
                <text:list-item>
                  <text:p text:style-name="P15">C: Na ja …</text:p>
                </text:list-item>
                <text:list-item>
                  <text:p text:style-name="P15">Auftrag „Ein kleines Geschenk“ abgeschlossen</text:p>
                </text:list-item>
                <text:list-item>
                  <text:p text:style-name="P15">N: Oh nein, ich habe es geahnt! Ich muss mir einfach mehr Mühe geben. Hier. Überreiche ihr diesen großen Honigtopf. Das muss ihr einfach gefallen.</text:p>
                </text:list-item>
                <text:list-item>
                  <text:p text:style-name="P17">In Ordnung.</text:p>
                </text:list-item>
                <text:list-item>
                  <text:p text:style-name="P12">N: Gut. Vergiss aber nicht, meinen Namen nicht zu erwähnen!</text:p>
                </text:list-item>
                <text:list-item>
                  <text:p text:style-name="P12">Neuer Auftrag „Ein großes Geschenk“</text:p>
                </text:list-item>
                <text:list-item>
                  <text:p text:style-name="P17">Deine extreme Fettleibigkeit gefällt dagegen mir nicht!</text:p>
                </text:list-item>
                <text:list-item>
                  <text:p text:style-name="P12">N: Wie kannst du es …</text:p>
                </text:list-item>
                <text:list-item>
                  <text:p text:style-name="P12"><text:soft-page-break/>C: Du bist einfach fett und jetzt halt die Fresse! Du wirst nie bei ihr landen, niemals!</text:p>
                </text:list-item>
                <text:list-item>
                  <text:p text:style-name="P12">N: Bitte tritt nicht auf meine Träume (schluchzt)!</text:p>
                </text:list-item>
                <text:list-item>
                  <text:p text:style-name="P12">Charakter erhält Erfahrungsbonus aufgrund seiner beleidigenden Art.</text:p>
                </text:list-item>
                <text:list-item>
                  <text:p text:style-name="P17">Wie wärs eigentlich mal mit Blumen oder einem netten Gespräch?</text:p>
                </text:list-item>
                <text:list-item>
                  <text:p text:style-name="P12">N: Ich unterhalte mich mit ihr so gut wie jeden Tag, aber sie scheint nichts für mich zu empfinden.</text:p>
                </text:list-item>
                <text:list-item>
                  <text:p text:style-name="P12">C: Und zwei Honigtöpfe sollen das ändern?</text:p>
                </text:list-item>
                <text:list-item>
                  <text:p text:style-name="P12">N: Wenn du mich so fragst, ja. Blumen gibt es hier in der Nähe ja kaum und ich gehe sicher nicht den weiten Weg in den Wald, nur um Gestrüpp zu pflücken.</text:p>
                </text:list-item>
                <text:list-item>
                  <text:p text:style-name="P12">C: Alles klar!</text:p>
                </text:list-item>
                <text:list-item>
                  <text:p text:style-name="P12">Charakter erhält Erfahrungsbonus aufgrund seiner weisen Art.</text:p>
                </text:list-item>
                <text:list-item>
                  <text:p text:style-name="P13">Achtung: Hier wird wieder die Seite mit „In Ordnung“ angezeigt. <text:span text:style-name="T5">Diese Auswahl verhindert nicht, dass der Auftrag angenommen werden kann.</text:span></text:p>
                </text:list-item>
                <text:list-item>
                  <text:p text:style-name="P16">Ich habe Mathilda deinen großen Honigtopf gegeben. (Auftragsziel 1 des Auftrags „Ein großes Geschenk“ ist abgeschlossen, Auftrag ist noch aktiv)</text:p>
                </text:list-item>
                <text:list-item>
                  <text:p text:style-name="P15">N: Hat sie sich diesmal wenigstens gefreut?</text:p>
                </text:list-item>
                <text:list-item>
                  <text:p text:style-name="P15">C: Na ja …</text:p>
                </text:list-item>
                <text:list-item>
                  <text:p text:style-name="P15">Auftrag „Ein großes Geschenk“ abgeschlossen</text:p>
                </text:list-item>
                <text:list-item>
                  <text:p text:style-name="P15">N: Nun sag schon!</text:p>
                </text:list-item>
                <text:list-item>
                  <text:p text:style-name="P17">Sie hat sich sehr gefreut.</text:p>
                </text:list-item>
                <text:list-item>
                  <text:p text:style-name="P12">N: Tatsächlich? Das ist ja großartig! Hier hast du Goldmünzen und Wein. Ich werde mich heute erstmal kräftig zulaufen lassen, zur Feier des Tages!</text:p>
                </text:list-item>
                <text:list-item>
                  <text:p text:style-name="P12">Charakter erhält 100 Goldmünzen und 2 Krüge Wein</text:p>
                </text:list-item>
                <text:list-item>
                  <text:p text:style-name="P17">Sie war eher genervt.</text:p>
                </text:list-item>
                <text:list-item>
                  <text:p text:style-name="P12">(Erfahrungsoption bei Mathilda freigeschaltet)</text:p>
                </text:list-item>
                <text:list-item>
                  <text:p text:style-name="P12">N: Oh nein! Was habe ich getan? In Zukunft werde ich vorsichtiger bei ihr sein, das wollte ich wirklich nicht!</text:p>
                </text:list-item>
                <text:list-item>
                  <text:p text:style-name="P17">Sie meinte nur, du seist extrem fett.</text:p>
                </text:list-item>
                <text:list-item>
                  <text:p text:style-name="P12">N: Ich bin nicht fett, ich habe nur …</text:p>
                </text:list-item>
                <text:list-item>
                  <text:p text:style-name="P12">C: … drei Riesen gefressen?</text:p>
                </text:list-item>
                <text:list-item>
                  <text:p text:style-name="P12">N: Sehr lustig (zynisch)!</text:p>
                </text:list-item>
                <text:list-item>
                  <text:p text:style-name="P12">Charakter erhält Erfahrungsbonus aufgrund seiner beleidigenden Art.</text:p>
                </text:list-item>
              </text:list>
            </text:list-item>
            <text:list-item>
              <text:p text:style-name="P15"><text:bookmark text:name="dnw_1"/>Wie läuft das Geschäft?</text:p>
            </text:list-item>
            <text:list-item>
              <text:p text:style-name="P17">N: Sehr gut, sehr gut, danke der Nachfrage! Also …</text:p>
            </text:list-item>
            <text:list-item>
              <text:p text:style-name="P17">C: Also was?</text:p>
            </text:list-item>
            <text:list-item>
              <text:p text:style-name="P17">N: Na ja, da ist so eine Sache …</text:p>
            </text:list-item>
            <text:list-item>
              <text:p text:style-name="P17">C: Spucks aus!</text:p>
            </text:list-item>
            <text:list-item>
              <text:p text:style-name="P17">N: Also, es geht um meine Weinreben, oben auf dem Mühlberg, wo auch der Müller Guntrich seine Mühle stehen hat. Vor einer Weile hat er mir von diesem Trommeln im Berg erzählt.</text:p>
            </text:list-item>
            <text:list-item>
              <text:p text:style-name="P17">N: Als kämpfe ein ganzes Heer gegen ein anderes, hat er gesagt. Ich bin sicher kein Feigling, aber jetzt traue selbst ich mich nicht mehr auf den Berg.</text:p>
            </text:list-item>
            <text:list-item>
              <text:p text:style-name="P18">N: So kann ich aber meine Trauben nicht pflücken und mir entgeht eine Menge Goldmünzen. Natürlich ist es vor allem zum Nachteil der armen Bauern, die keinen Wein mehr an ruhigen Abenden genießen können, diese Armen.</text:p>
            </text:list-item>
            <text:list-item>
              <text:p text:style-name="P17">C: Natürlich.</text:p>
            </text:list-item>
            <text:list-item>
              <text:p text:style-name="P15">Du kannst wieder Trauben pflücken gehen. (Nach „Wie läuft das Geschäft?“, Auftrag „Geisterstunde“ ist abgeschlossen)</text:p>
            </text:list-item>
            <text:list-item>
              <text:p text:style-name="P17">N: Wie bitte?</text:p>
            </text:list-item>
            <text:list-item>
              <text:p text:style-name="P17">C: Da gibt es keine Geister. Ich habe nachgesehen.</text:p>
            </text:list-item>
            <text:list-item>
              <text:p text:style-name="P17">N: Bist du sicher? Aber ich dachte selbst, ich hätte mal die Trommeln gehört, als ich gerade bei der Arbeit war. Ich …</text:p>
            </text:list-item>
            <text:list-item>
              <text:p text:style-name="P17">C: Da gibt es nichts, frag einfach Guntrich!</text:p>
            </text:list-item>
            <text:list-item>
              <text:p text:style-name="P17"><text:soft-page-break/>N: Na gut, ich vertraue dir mal. Hier hast du einen Topf mit feinstem Honig. Erzähl aber bitte keinem davon, vor allem nicht Mathilda!</text:p>
            </text:list-item>
            <text:list-item>
              <text:p text:style-name="P17">C: Keine Sorge.</text:p>
            </text:list-item>
            <text:list-item>
              <text:p text:style-name="P17">Charakter erhält einen Honigtopf</text:p>
            </text:list-item>
            <text:list-item>
              <text:p text:style-name="P17">Charakter erhält einen Erfahrungsbonus</text:p>
            </text:list-item>
          </text:list>
        </text:list-item>
        <text:list-item>
          <text:p text:style-name="P7"><text:bookmark text:name="gg5p2"/>Was genau verkaufst du?</text:p>
          <text:list>
            <text:list-item>
              <text:p text:style-name="P7"><text:bookmark text:name="kj70"/><text:bookmark text:name="ik9t28"/>N: Wie ich es dir schon angeboten habe, Wein und Honig, aber auch andere Lebensmittel und Gebrauchsgegenstände. Aber sicher keinen Ramsch, sondern nur das Beste vom Besten!</text:p>
            </text:list-item>
            <text:list-item>
              <text:p text:style-name="P7">C: Schon klar.</text:p>
            </text:list-item>
            <text:list-item>
              <text:p text:style-name="P7">N: Wissen kann ich dir leider nicht anbieten (sarkastisch). Dafür ist die alte Schreckschraube Ursula da (grinst).</text:p>
            </text:list-item>
            <text:list-item>
              <text:p text:style-name="P7">N: Das ist so eine alte Hexe und Einsiedlerin, die im Süden ihre Grotte hat und glaubt, sie sei weise (lacht). Mich lässt schon der Gedanke an sie erschaudern.</text:p>
            </text:list-item>
          </text:list>
        </text:list-item>
      </text:list>
      <text:p text:style-name="P2"><text:bookmark text:name="vyiu53"/><text:line-break/><text:bookmark text:name="adhu1"/><text:span text:style-name="T1">Handel</text:span><text:bookmark text:name="adhu"/><text:bookmark text:name="vyiu54"/></text:p>
      <text:list xml:id="list6624052296201203245" text:style-name="L4">
        <text:list-item>
          <text:p text:style-name="P8">Weinkrug</text:p>
        </text:list-item>
        <text:list-item>
          <text:p text:style-name="P8">Fackel</text:p>
        </text:list-item>
        <text:list-item>
          <text:p text:style-name="P8"><text:bookmark text:name="j85t"/>Honigtopf</text:p>
        </text:list-item>
        <text:list-item>
          <text:p text:style-name="P8">weitere Gebrauchsgegenstände hinzufügen!</text:p>
        </text:list-item>
      </text:list>
      <text:p text:style-name="P2"/>
      <text:p text:style-name="P10">Gespräch mit <text:span text:style-name="T7">Mathilda</text:span></text:p>
      <text:list xml:id="list8496099659452780637" text:style-name="L5">
        <text:list-item>
          <text:p text:style-name="P11">N: <text:span text:style-name="T7">Oh du Liebe meines Lebens!</text:span></text:p>
        </text:list-item>
        <text:list-item>
          <text:p text:style-name="P11">N: <text:span text:style-name="T7">Möchtest du von meinem Honig kosten?</text:span></text:p>
        </text:list-item>
        <text:list-item>
          <text:p text:style-name="P11">N: <text:span text:style-name="T7">Mathilda, oh du holde, schöne, spiele mir ein Lied!</text:span></text:p>
        </text:list-item>
        <text:list-item>
          <text:p text:style-name="P9">N: <text:span text:style-name="T7">Willst du mir nicht eine deiner wunderbaren Geschichten erzähl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fo:font-size="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text-properties fo:font-size="12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10-11-26T15:46:34</meta:creation-date>
    <dc:language>en-US</dc:language>
    <meta:editing-cycles>73</meta:editing-cycles>
    <meta:editing-duration>PT21H4M45S</meta:editing-duration>
    <meta:initial-creator>Tamino Dauth</meta:initial-creator>
    <dc:date>2015-11-07T14:19:22.213000000</dc:date>
    <meta:document-statistic meta:table-count="0" meta:image-count="0" meta:object-count="0" meta:page-count="4" meta:paragraph-count="123" meta:word-count="1557" meta:character-count="8834" meta:non-whitespace-character-count="7500"/>
    <meta:user-defined meta:name="Info 1"/>
    <meta:user-defined meta:name="Info 2"/>
    <meta:user-defined meta:name="Info 3"/>
    <meta:user-defined meta:name="Info 4"/>
    <meta:hyperlink-behaviour office:target-frame-name="_top" xlink:show="replace"/>
  </office:meta>
</office:document-meta>
</file>